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F" svg:font-family="" style:font-family-generic="roman"/>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Impact" svg:font-family="Impact"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automatic-styles>
    <style:style style:name="P1" style:family="paragraph">
      <style:paragraph-properties fo:margin-left="0.762cm" fo:margin-right="0cm" fo:text-align="end" fo:text-indent="-0.761cm"/>
      <style:text-properties style:font-name="F" fo:font-size="12pt" style:font-size-asian="12pt"/>
    </style:style>
    <style:style style:name="P2" style:family="paragraph">
      <style:paragraph-properties fo:margin-left="0.762cm" fo:margin-right="0cm" fo:text-align="start" fo:text-indent="-0.761cm"/>
      <style:text-properties style:font-name="Times New Roman" fo:font-size="12pt" style:font-size-asian="12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style:font-name="F" fo:font-size="12pt" style:font-size-asian="12pt"/>
    </style:style>
    <style:style style:name="T4" style:family="text">
      <style:text-properties style:font-name="Times New Roman" fo:font-size="12pt" style:font-size-asian="12pt"/>
    </style:style>
    <style:style style:name="gr1" style:family="graphic">
      <style:graphic-properties draw:stroke="none"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custom-shape text:anchor-type="paragraph" draw:z-index="0" draw:style-name="gr1" draw:text-style-name="P1" svg:width="8.399cm" svg:height="2.44cm" svg:x="9.287cm" svg:y="-0.219cm"><text:p text:style-name="P1"><text:span text:style-name="T3">Angelo Veltens, Open Data Network</text:span></text:p><text:p text:style-name="P1"><text:span text:style-name="T3">angelo.veltens@online.de</text:span></text:p><draw:enhanced-geometry svg:viewBox="0 0 21600 21600" draw:type="rectangle" draw:enhanced-path="M 0 0 L 21600 0 21600 21600 0 21600 0 0 Z N"/></draw:custom-shape>Open Data – Offene Daten<text:tab/><text:tab/><text:tab/><text:tab/></text:h>
      <text:h text:style-name="Heading_20_2" text:outline-level="2">8 Open Data Prinzipien (gekürzt)</text:h>
      <text:p text:style-name="Text_20_body">Daten der öffentlichen Verwaltung gelten als offen, wenn sie der Öffentlichkeit in einer Weise zugänglich gemacht werden, die im Einklang mit den nachstehenden Grundsätzen steht:</text:p>
      <text:p text:style-name="Text_20_body"><text:span text:style-name="T1">1. Vollständig</text:span> Alle öffentlichen Daten werden verfügbar gemacht.</text:p>
      <text:p text:style-name="Text_20_body"><text:span text:style-name="T1">2. Primär</text:span> Die Daten werden an ihrem Ursprung gesammelt</text:p>
      <text:p text:style-name="Text_20_body"><text:span text:style-name="T1">3. Zeitnah</text:span> Daten werden so zügig, wie zur Werterhaltung notwendig zur Verfügung gestellt</text:p>
      <text:p text:style-name="Text_20_body"><text:span text:style-name="T1">4. Zugänglich</text:span> Daten werden für möglichst viele Verwendungszwecke bereit gestellt</text:p>
      <text:p text:style-name="Text_20_body"><text:span text:style-name="T1">5. Maschinenlesbar</text:span> Daten werden zur automatisierten Verarbeitung zur Verfügung gestellt</text:p>
      <text:p text:style-name="Text_20_body"><text:span text:style-name="T1">6. Nicht diskriminierend</text:span> Daten sind verfügbar, ohne dass eine Registrierung notwendig ist</text:p>
      <text:p text:style-name="Text_20_body"><text:span text:style-name="T1">7. Nicht proprietär</text:span> Daten werden in standardisierten Formaten bereit gestellt</text:p>
      <text:p text:style-name="Text_20_body"><text:span text:style-name="T1">8. Lizenzfrei</text:span> Daten unterliegen keinem Urheberrecht, Patenten, Markenzeichen...</text:p>
      <text:p text:style-name="Text_20_body">Vollständige Fassung: <text:a xlink:type="simple" xlink:href="http://wiki.okfn.de/8_Principles_of_Open_Data_-_Deutsche_Übersetzung">http://wiki.okfn.de/8_Principles_of_Open_Data_-_Deutsche_Übersetzung</text:a></text:p>
      <text:p text:style-name="Text_20_body">Englisches Original: <text:a xlink:type="simple" xlink:href="http://opengovdata.org/home/8principles">http://opengovdata.org/home/8principles</text:a></text:p>
      <text:h text:style-name="Heading_20_2" text:outline-level="2">Welche Daten?</text:h>
      <text:p text:style-name="Text_20_body">Grundsätzlich alle staatlichen Daten, wie z.B. Wetter- und Umweltdaten, Verkehrsdaten, Geodaten, Termine, Dokumente inklusive Metadaten u. v. m. Ausnahmen müssen klar abgegrenzt und wohl begründet sein.</text:p>
      <text:h text:style-name="Heading_20_2" text:outline-level="2">Vorteile von Open Data</text:h>
      <text:p text:style-name="Standard">Offene Daten sind das Rohmaterial, aus dem interessierte Bürger und Organisationen einen Mehrwert schaffen können. Offene Daten fördern die Bürgerbeteiligung sowie Bildung und Forschung, sie nützen Vereinen und ehrenamtlich Tätigen, Journalisten, der Wirtschaft und nicht zuletzt der Verwaltung selbst.</text:p>
      <text:p text:style-name="Standard">Devise: "die beste Nutzungsart für ihre Daten erdenkt in diesem Augenblick jemand anders"</text:p>
      <text:p text:style-name="Standard">Siehe auch: <text:a xlink:type="simple" xlink:href="http://wiki.okfn.de/KnowledgeBase/wiesoopendata">http://wiki.okfn.de/KnowledgeBase/wiesoopendata</text:a></text:p>
      <text:h text:style-name="Heading_20_2" text:outline-level="2">Wie gehe ich vor?</text:h>
      <text:p text:style-name="Text_20_body"><text:span text:style-name="T1">Schritt 1: Machen</text:span> - Fangen Sie klein, dafür aber möglichst bald an: Vieles lässt sich schon mit sehr wenig Aufwand veröffentlichen und bring dennoch enorme Vorteile.</text:p>
      <text:p text:style-name="Text_20_body"><text:span text:style-name="T1">Schritt 2: Ausbauen</text:span> - Fahren Sie dann kontinuierlich damit fort, den Datenbestand weiter auszubauen und die Datenqualität zu verbessern.</text:p>
      <text:p text:style-name="Text_20_body">Eine Anleitung zum „Datenöffnen“: <text:a xlink:type="simple" xlink:href="http://wiki.okfn.de/Datenoeffnen">http://wiki.okfn.de/Datenoeffnen</text:a></text:p>
      <text:h text:style-name="Heading_20_2" text:outline-level="2">Linkliste</text:h>
      <text:p text:style-name="Standard"><draw:custom-shape text:anchor-type="paragraph" draw:z-index="1" draw:style-name="gr1" draw:text-style-name="P2" svg:width="5.915cm" svg:height="3.022cm" svg:x="11.012cm" svg:y="0.072cm"><text:p text:style-name="P2"><text:span text:style-name="T4">Projekt „Offener Haushalt“:</text:span></text:p><text:p text:style-name="P2"><text:span text:style-name="T4"><text:a xlink:href="http://offenerhaushalt.de/">http://offenerhaushalt.de</text:a></text:span></text:p><text:p text:style-name="P2"><text:span text:style-name="T4"/></text:p><text:p text:style-name="P2"><text:span text:style-name="T4">Projekt „Frankfurt gestalten“</text:span></text:p><text:p text:style-name="P2"><text:span text:style-name="T4"><text:a xlink:href="http://frankfurt-gestalten.de/">http://frankfurt-gestalten.de</text:a></text:span></text:p><text:p text:style-name="P2"><text:span text:style-name="T4"/></text:p><draw:enhanced-geometry svg:viewBox="0 0 21600 21600" draw:type="rectangle" draw:enhanced-path="M 0 0 L 21600 0 21600 21600 0 21600 0 0 Z N"/></draw:custom-shape>Open Data Network: <text:a xlink:type="simple" xlink:href="http://opendata-network.de/">http://opendata-network.de/</text:a><text:line-break/>Open Knowledge Foundation Deutschland: <text:a xlink:type="simple" xlink:href="http://okfn.de/">http://okfn.de/</text:a><text:line-break/>Open Definition: <text:a xlink:type="simple" xlink:href="http://opendefinition.org/">http://opendefinition.org</text:a><text:line-break/>Open Data Handbuch: <text:a xlink:type="simple" xlink:href="http://opendatamanual.org/">http://opendatamanual.org/</text:a><text:line-break/>Inoffizieller OpenData-Katalog: <text:a xlink:type="simple" xlink:href="http://offenedaten.de/">http://offenedaten.d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F" svg:font-family="" style:font-family-generic="roman"/>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Impact" svg:font-family="Impact"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42cm" fo:margin-bottom="0.409cm" fo:keep-with-next="always"/>
      <style:text-properties style:font-name="Arial" fo:font-size="14pt" style:font-name-asian="Droid Sans Fallback"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319cm" fo:margin-bottom="0.31cm" style:page-number="auto"/>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05T17:59:24</meta:creation-date>
    <dc:date>2012-02-07T22:16:48</dc:date>
    <meta:editing-duration>PT55M3S</meta:editing-duration>
    <meta:editing-cycles>18</meta:editing-cycles>
    <meta:generator>LibreOffice/3.3$Linux LibreOffice_project/330m19$Build-401</meta:generator>
    <meta:document-statistic meta:table-count="0" meta:image-count="0" meta:object-count="0" meta:page-count="1" meta:paragraph-count="25" meta:word-count="282" meta:character-count="2332"/>
  </office:meta>
</office:document-meta>
</file>